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Step 1: Open Windows PowerShell and go to the folder location where you created your mosquito-docker folder and run “docker compose up -d”</text:p>
      <text:p text:style-name="Normal">Step 2: run “ipconfig” to see your PC/laptop IPV4 address and put it in the code “const char* mqtt_server = "&lt;YOUR_SYSTEM_IP&gt;";”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houdhary</meta:initial-creator>
    <dc:creator>Choudhary</dc:creator>
    <meta:creation-date>2025-10-16T21:49:00Z</meta:creation-date>
    <dc:date>2025-10-16T22:24:00Z</dc:date>
    <meta:template xlink:href="Normal" xlink:type="simple"/>
    <meta:editing-cycles>2</meta:editing-cycles>
    <meta:editing-duration>PT1140S</meta:editing-duration>
    <meta:user-defined meta:name="GrammarlyDocumentId">c091c1c9-6216-4853-95f5-ff1f80694f54</meta:user-defined>
    <meta:document-statistic meta:page-count="1" meta:paragraph-count="2" meta:word-count="47" meta:character-count="266" meta:row-count="3" meta:non-whitespace-character-count="221"/>
  </office:meta>
</office:document-meta>
</file>